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fo:color="#0000ff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ONSTNESS AND IMMUTABILITY</text:span><text:span text:style-name="T2"/></text:p>
      <text:p text:style-name="P1"><text:span text:style-name="T2"/></text:p>
      <text:p text:style-name="P2"><text:span text:style-name="T3">CONST</text:span></text:p>
      <text:p text:style-name="P2"><text:span text:style-name="T4">When you add the const qualifier to a member you tell the compiler that you have no intentions of modfying that variable.</text:span></text:p>
      <text:p text:style-name="P3"><draw:frame text:anchor-type="as-char" svg:width="182.03mm" svg:height="21.38mm" style:rel-width="scale" style:rel-height="scale"><draw:object-ole xlink:href="OleObj1"/><draw:image xlink:href="ObjectReplacements/OleObj1"/></draw:frame><text:span text:style-name="T5"/></text:p>
      <text:p text:style-name="P3"><text:span text:style-name="T5"/></text:p>
      <text:p text:style-name="P3"><text:span text:style-name="T6">CONST TRANSITIVITY</text:span></text:p>
      <text:p text:style-name="P4"><text:span text:style-name="T7">A const object of a class will not be able to call non-const-qualified methods of that class.</text:span></text:p>
      <text:p text:style-name="P5"><draw:frame text:anchor-type="as-char" svg:width="104.14mm" svg:height="68.37mm" style:rel-width="scale" style:rel-height="scale"><draw:object-ole xlink:href="OleObj2"/><draw:image xlink:href="ObjectReplacements/OleObj2"/></draw:frame><text:span text:style-name="T8"/></text:p>
      <text:p text:style-name="P6"><text:span text:style-name="T9">This could help us in certain cases. For example if we didn't want an instance of X to have access to certain member functions.</text:span></text:p>
      <text:p text:style-name="P6"><text:span text:style-name="T10"/></text:p>
      <text:p text:style-name="P6"><text:span text:style-name="T11">CONST CORRECTNESS</text:span></text:p>
      <text:p text:style-name="P6"><text:span text:style-name="T12">Const correctness is beneficial because it prevents you from modifying something you didn't expect/want to be modified. Const correctness doesn't improve performance because the compiler will optimize the code as it sees fit. However, const correctness is a good thing in terms of maintainability.</text:span></text:p>
      <text:p text:style-name="P6"><text:span text:style-name="T12"/></text:p>
      <text:p text:style-name="P6"><text:span text:style-name="T13">IMMUTABLE</text:span><text:span text:style-name="T14"/></text:p>
      <text:p text:style-name="P6"><text:span text:style-name="T14">Immutable means that an object cannot change after its creation. This creation can occur at run-time, for example a const object is not necessarily a compile-time constant. An object is immutable either of the following are true:</text:span></text:p>
      <text:list text:style-name="L7">
        <text:list-item>
          <text:p text:style-name="P7"><text:span text:style-name="T14">Contains no members declared mutable that are mutated by const member functions.</text:span></text:p>
        </text:list-item>
        <text:list-item>
          <text:p text:style-name="P7"><text:span text:style-name="T14">Declared as a const.</text:span></text:p>
        </text:list-item>
        <text:list-item>
          <text:p text:style-name="P7"><text:span text:style-name="T14">Const member functions do not use const_cast to remove const in order to mutate any members.</text:span></text:p>
        </text:list-item>
      </text:list>
      <text:p text:style-name="P8"><text:span text:style-name="T14">Const also has another usage. A const reference may refer to a non-const object and using const_cast we can mutate it. However, if that object way to be a const then we wouldnt:</text:span></text:p>
      <text:p text:style-name="P9"><draw:frame text:anchor-type="as-char" svg:width="74.72mm" svg:height="21.17mm" style:rel-width="scale" style:rel-height="scale"><draw:object-ole xlink:href="OleObj3"/><draw:image xlink:href="ObjectReplacements/OleObj3"/></draw:frame><text:span text:style-name="T14"/></text:p>
      <text:p text:style-name="P9"><draw:frame text:anchor-type="as-char" svg:width="81.49mm" svg:height="21.38mm" style:rel-width="scale" style:rel-height="scale"><draw:object-ole xlink:href="OleObj4"/><draw:image xlink:href="ObjectReplacements/OleObj4"/></draw:frame><text:span text:style-name="T14"/></text:p>
      <text:p text:style-name="P9"><text:span text:style-name="T14"/></text:p>
      <text:p text:style-name="P9"><text:span text:style-name="T15">MUTABLE</text:span></text:p>
      <text:p text:style-name="P9"><text:span text:style-name="T16">The mutable qualifier allows us to invoke const methods that mutate members inside a method, even if it is const.</text:span></text:p>
      <text:p text:style-name="P9"><draw:frame text:anchor-type="as-char" svg:width="59.48mm" svg:height="59.06mm" style:rel-width="scale" style:rel-height="scale"><draw:object-ole xlink:href="OleObj5"/><draw:image xlink:href="ObjectReplacements/OleObj5"/></draw:frame><text:span text:style-name="T16"/></text:p>
      <text:p text:style-name="P9"><text:span text:style-name="T16">A great use of the mutable qualifier is for mutexes. Let's say we have a method that reads and should therefore contain the const qualifier. However, the method contains a mutex that requires locking and unlocking, this means that we are modifying a value and we cannot make the method const. This can be fixed by adding the mutable qualifier to the const, which allows us to modify it:</text:span></text:p>
      <text:p text:style-name="P9"><draw:frame text:anchor-type="as-char" svg:width="93.35mm" svg:height="46.78mm" style:rel-width="scale" style:rel-height="scale"><draw:object-ole xlink:href="OleObj6"/><draw:image xlink:href="ObjectReplacements/OleObj6"/></draw:frame><text:span text:style-name="T16"/></text:p>
      <text:p text:style-name="P9"><text:span text:style-name="T16">Another common use is to maintain a cache rather than do repeated expensive calculations:</text:span></text:p>
      <text:p text:style-name="P9"><draw:frame text:anchor-type="as-char" svg:width="158.33mm" svg:height="78.11mm" style:rel-width="scale" style:rel-height="scale"><draw:object-ole xlink:href="OleObj7"/><draw:image xlink:href="ObjectReplacements/OleObj7"/></draw:frame><text:span text:style-name="T16"/></text:p>
      <text:p text:style-name="P9"><text:span text:style-name="T16"/></text:p>
      <text:p text:style-name="P9"><text:span text:style-name="T17">MUTABLE LAMBDAS</text:span><text:span text:style-name="T18"/></text:p>
      <text:p text:style-name="P9"><text:span text:style-name="T18">In lambdas, a function call operator is const-by-value, however the use of the mutable qualifier cancels it out. It does not produce mutable data members, it enables the body of a lambda expression to modify variables that are captured by value:</text:span></text:p>
      <text:p text:style-name="P9"><draw:frame text:anchor-type="as-char" svg:width="143.72mm" svg:height="24.34mm" style:rel-width="scale" style:rel-height="scale"><draw:object-ole xlink:href="OleObj8"/><draw:image xlink:href="ObjectReplacements/OleObj8"/></draw:frame><text:span text:style-name="T18"/></text:p>
      <text:p text:style-name="P9"><text:span text:style-name="T18">Because the y is captured by value, its value remains 0 after the call to the lambda expression. The mutable specification allows y to be modified within the lambda.</text:span></text:p>
      <text:p text:style-name="P9"><text:span text:style-name="T18"/></text:p>
      <text:p text:style-name="P9"><text:span text:style-name="T19">CONSTEXPR</text:span></text:p>
      <text:p text:style-name="P9"><text:span text:style-name="T20">constexpr qualifier declares that it is possible to evaluate the value of the function or variable at compile time.</text:span><text:span text:style-name="T21"/></text:p>
      <text:p text:style-name="P9"><draw:frame text:anchor-type="as-char" svg:width="180.34mm" svg:height="18.42mm" style:rel-width="scale" style:rel-height="scale"><draw:object-ole xlink:href="OleObj9"/><draw:image xlink:href="ObjectReplacements/OleObj9"/></draw:frame><text:span text:style-name="T22"/></text:p>
      <text:p text:style-name="P9"><text:span text:style-name="T22"/></text:p>
      <text:p text:style-name="P9"><text:span text:style-name="T22"/></text:p>
      <text:p text:style-name="P9"><text:span text:style-name="T22"/></text:p>
      <text:p text:style-name="P10"><text:span text:style-name="T2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